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2" style:family="paragraph" style:parent-style-name="Text_20_body">
      <style:paragraph-properties fo:line-height="150%" fo:text-align="justify" style:justify-single-word="false"/>
      <style:text-properties fo:font-variant="normal" fo:text-transform="none" fo:color="#000000" style:font-name="Lato" fo:font-size="12pt" fo:letter-spacing="normal" fo:font-style="normal" fo:font-weight="bold" officeooo:rsid="00c9cec8" officeooo:paragraph-rsid="0021cc0c"/>
    </style:style>
    <style:style style:name="P3" style:family="paragraph" style:parent-style-name="Text_20_body">
      <style:paragraph-properties fo:line-height="150%" fo:text-align="justify" style:justify-single-word="false"/>
      <style:text-properties officeooo:paragraph-rsid="002ce834"/>
    </style:style>
    <style:style style:name="P4"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style="normal" fo:font-weight="normal" officeooo:rsid="00841f7f" officeooo:paragraph-rsid="00247197" style:font-size-asian="12.25pt" style:font-style-asian="normal" style:font-weight-asian="normal" style:font-size-complex="14pt" style:font-style-complex="normal" style:font-weight-complex="normal"/>
    </style:style>
    <style:style style:name="P5" style:family="paragraph" style:parent-style-name="Text_20_body">
      <style:paragraph-properties fo:line-height="150%" fo:text-align="justify" style:justify-single-word="false"/>
      <style:text-properties fo:color="#000000" style:text-line-through-style="none" style:text-line-through-type="none" style:font-name="Times New Roman" fo:font-size="14pt" fo:font-weight="normal" officeooo:rsid="00841f7f" officeooo:paragraph-rsid="002ce834" style:font-size-asian="12.25pt" style:font-weight-asian="normal" style:font-size-complex="14pt" style:font-weight-complex="normal"/>
    </style:style>
    <style:style style:name="P6"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bold" officeooo:rsid="001c0a1f" officeooo:paragraph-rsid="0021cc0c" style:font-size-asian="12.25pt" style:font-weight-asian="bold" style:font-size-complex="14pt" style:font-weight-complex="bold"/>
    </style:style>
    <style:style style:name="P7"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1.25pt" fo:letter-spacing="normal" fo:font-style="normal" fo:font-weight="normal" officeooo:rsid="00ad54de" officeooo:paragraph-rsid="0021cc0c" style:font-size-asian="12.25pt" style:font-style-asian="normal" style:font-weight-asian="normal" style:font-size-complex="14pt" style:font-style-complex="normal" style:font-weight-complex="normal"/>
    </style:style>
    <style:style style:name="P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ad54de" officeooo:paragraph-rsid="0021cc0c"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47197" style:font-size-asian="12.25pt" style:font-style-asian="normal" style:font-weight-asian="normal" style:font-size-complex="14pt" style:font-style-complex="normal" style:font-weight-complex="normal"/>
    </style:style>
    <style:style style:name="P1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74eca" style:font-size-asian="12.25pt" style:font-style-asian="normal" style:font-weight-asian="normal" style:font-size-complex="14pt" style:font-style-complex="normal" style:font-weight-complex="normal"/>
    </style:style>
    <style:style style:name="P1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5d1f6e" style:font-size-asian="12.25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247197"/>
    </style:style>
    <style:style style:name="P13" style:family="paragraph" style:parent-style-name="Text_20_body">
      <style:paragraph-properties fo:margin-left="0cm" fo:margin-right="0cm" fo:margin-top="0.101cm" fo:margin-bottom="0.101cm" loext:contextual-spacing="false" fo:line-height="150%"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44b99" style:font-size-asian="12.25pt" style:font-style-asian="normal" style:font-weight-asian="normal" style:font-size-complex="14pt" style:font-style-complex="normal" style:font-weight-complex="normal"/>
    </style:style>
    <style:style style:name="P14"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officeooo:paragraph-rsid="002ce834"/>
    </style:style>
    <style:style style:name="P15" style:family="paragraph" style:parent-style-name="Text_20_body">
      <style:paragraph-properties fo:margin-left="0cm" fo:margin-right="0cm" fo:margin-top="0cm" fo:margin-bottom="0.529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2ce834" style:font-size-asian="12.25pt" style:font-style-asian="normal" style:font-weight-asian="normal" style:font-size-complex="14pt" style:font-style-complex="normal" style:font-weight-complex="normal"/>
    </style:style>
    <style:style style:name="P16" style:family="paragraph" style:parent-style-name="Text_20_body">
      <style:paragraph-properties fo:margin-left="0cm" fo:margin-right="0cm" fo:margin-top="0cm" fo:margin-bottom="0.228cm" loext:contextual-spacing="false" fo:line-height="150%" fo:text-align="justify" style:justify-single-word="false" fo:orphans="2" fo:widows="2" fo:text-indent="0cm" style:auto-text-indent="false"/>
      <style:text-properties officeooo:paragraph-rsid="002ce834"/>
    </style:style>
    <style:style style:name="P17"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2ce834"/>
    </style:style>
    <style:style style:name="P18"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officeooo:paragraph-rsid="0062f5d2"/>
    </style:style>
    <style:style style:name="P19"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cm" fo:margin-bottom="0.127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62f5d2" style:font-size-asian="12.25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officeooo:paragraph-rsid="002ce834"/>
    </style:style>
    <style:style style:name="P22" style:family="paragraph" style:parent-style-name="Text_20_body">
      <style:paragraph-properties fo:margin-left="0cm" fo:margin-right="0cm" fo:margin-top="0cm" fo:margin-bottom="0.026cm" loext:contextual-spacing="false" fo:line-height="15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2b4a19" officeooo:paragraph-rsid="002ce834" style:font-size-asian="12.25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48ce9c" style:font-size-asian="12.25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529cm" fo:margin-bottom="0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65befb"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21b305"/>
    </style:style>
    <style:style style:name="P27" style:family="paragraph" style:parent-style-name="Standard">
      <style:paragraph-properties fo:margin-left="0cm" fo:margin-right="0cm" fo:margin-top="0.201cm" fo:margin-bottom="0.201cm" loext:contextual-spacing="false" fo:line-height="150%" fo:text-align="justify" style:justify-single-word="false" fo:text-indent="0cm" style:auto-text-indent="false"/>
      <style:text-properties fo:color="#000000" style:text-line-through-style="none" style:text-line-through-type="none" style:font-name="Times New Roman" fo:font-size="14pt" fo:font-weight="bold" officeooo:rsid="001c0a1f" officeooo:paragraph-rsid="0021b305" style:font-size-asian="12.25pt" style:font-weight-asian="bold" style:font-size-complex="14pt" style:font-weight-complex="bold"/>
    </style:style>
    <style:style style:name="P28" style:family="paragraph" style:parent-style-name="Text_20_body">
      <style:paragraph-properties fo:margin-top="0cm" fo:margin-bottom="0.529cm" loext:contextual-spacing="false" fo:line-height="150%" fo:text-align="justify" style:justify-single-word="false" fo:orphans="2" fo:widows="2"/>
      <style:text-properties officeooo:paragraph-rsid="002dcf88"/>
    </style:style>
    <style:style style:name="P29" style:family="paragraph" style:parent-style-name="Text_20_body">
      <style:paragraph-properties fo:margin-top="0cm" fo:margin-bottom="0.228cm" loext:contextual-spacing="false" fo:line-height="150%" fo:text-align="justify" style:justify-single-word="false" fo:orphans="2" fo:widows="2"/>
      <style:text-properties officeooo:paragraph-rsid="002dcf88"/>
    </style:style>
    <style:style style:name="P30"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paragraph-rsid="002ce834" style:font-size-asian="12.25pt" style:font-style-asian="normal" style:font-weight-asian="normal" style:font-size-complex="14pt" style:font-style-complex="normal" style:font-weight-complex="normal"/>
    </style:style>
    <style:style style:name="P31" style:family="paragraph" style:parent-style-name="Text_20_body">
      <style:paragraph-properties fo:margin-top="0cm" fo:margin-bottom="0.127cm" loext:contextual-spacing="false" fo:line-height="15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2ce834" style:font-size-asian="12.25pt" style:font-style-asian="normal" style:font-weight-asian="normal" style:font-size-complex="14pt" style:font-style-complex="normal" style:font-weight-complex="normal"/>
    </style:style>
    <style:style style:name="P32" style:family="paragraph" style:parent-style-name="Text_20_body">
      <style:paragraph-properties fo:margin-top="0cm" fo:margin-bottom="0.026cm" loext:contextual-spacing="false" fo:line-height="150%" fo:text-align="justify" style:justify-single-word="false" fo:orphans="2" fo:widows="2"/>
      <style:text-properties officeooo:paragraph-rsid="002ce834"/>
    </style:style>
    <style:style style:name="P33" style:family="paragraph" style:parent-style-name="Text_20_body">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53fdf7" style:font-size-asian="12.25pt" style:font-style-asian="normal" style:font-weight-asian="normal" style:font-size-complex="14pt" style:font-style-complex="normal" style:font-weight-complex="normal"/>
    </style:style>
    <style:style style:name="P34" style:family="paragraph" style:parent-style-name="Text_20_body">
      <style:paragraph-properties fo:margin-top="0.127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7cd73" style:font-size-asian="12.25pt" style:font-style-asian="normal" style:font-weight-asian="normal" style:font-size-complex="14pt" style:font-style-complex="normal" style:font-weight-complex="normal"/>
    </style:style>
    <style:style style:name="P35" style:family="paragraph" style:parent-style-name="Standard">
      <style:paragraph-properties fo:line-height="150%" fo:text-align="justify" style:justify-single-word="false"/>
      <style:text-properties fo:color="#000000" style:text-line-through-style="none" style:text-line-through-type="none" style:font-name="Times New Roman" fo:font-size="16pt" fo:font-weight="bold" officeooo:rsid="007f7695" officeooo:paragraph-rsid="001c0a1f"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normal" officeooo:rsid="002b4a19" officeooo:paragraph-rsid="002b4a19"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40"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1b305" officeooo:paragraph-rsid="0021b305" style:font-size-asian="12.25pt" style:font-style-asian="normal" style:font-weight-asian="bold" style:font-size-complex="14pt" style:font-style-complex="normal" style:font-weight-complex="bold"/>
    </style:style>
    <style:style style:name="P41" style:family="paragraph" style:parent-style-name="Standard">
      <style:paragraph-properties fo:line-height="150%" fo:text-align="justify" style:justify-single-word="false"/>
      <style:text-properties fo:color="#000000" style:text-line-through-style="none" style:text-line-through-type="none" style:font-name="Times New Roman" fo:font-size="14pt" fo:font-style="normal" fo:font-weight="bold" officeooo:rsid="00247197" officeooo:paragraph-rsid="00247197" style:font-size-asian="12.25pt" style:font-style-asian="normal" style:font-weight-asian="bold" style:font-size-complex="14pt" style:font-style-complex="normal" style:font-weight-complex="bold"/>
    </style:style>
    <style:style style:name="P42" style:family="paragraph" style:parent-style-name="Standard">
      <style:text-properties style:font-name="Times New Roman"/>
    </style:style>
    <style:style style:name="P43" style:family="paragraph" style:parent-style-name="Standard">
      <style:paragraph-properties fo:line-height="150%" fo:text-align="justify" style:justify-single-word="false"/>
      <style:text-properties style:font-name="Times New Roman" fo:font-size="20pt" fo:font-weight="normal" officeooo:rsid="001bb064" officeooo:paragraph-rsid="001b683d" style:font-size-asian="20pt" style:font-weight-asian="normal" style:font-size-complex="20pt" style:font-weight-complex="normal"/>
    </style:style>
    <style:style style:name="P4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1" fo:font-size="16pt" fo:font-style="normal" style:text-underline-style="none" fo:font-weight="normal" officeooo:rsid="002b4a19" officeooo:paragraph-rsid="002b4a19" style:text-blinking="false" fo:background-color="transparent" style:font-size-asian="12.25pt" style:font-style-asian="normal" style:font-weight-asian="normal" style:font-size-complex="14pt" style:font-style-complex="normal" style:font-weight-complex="normal"/>
    </style:style>
    <style:style style:name="P45" style:family="paragraph" style:parent-style-name="Text_20_body" style:list-style-name="L6">
      <style:paragraph-properties fo:margin-top="0cm" fo:margin-bottom="0.529cm" loext:contextual-spacing="false" fo:line-height="150%" fo:text-align="justify" style:justify-single-word="false" fo:orphans="2" fo:widows="2"/>
      <style:text-properties style:font-name="Times New Roman" officeooo:rsid="00efd56a" officeooo:paragraph-rsid="002ce834"/>
    </style:style>
    <style:style style:name="P46" style:family="paragraph" style:parent-style-name="Text_20_body" style:list-style-name="L6">
      <style:paragraph-properties fo:margin-top="0cm" fo:margin-bottom="0.529cm" loext:contextual-spacing="false" fo:line-height="140%" fo:orphans="2" fo:widows="2"/>
      <style:text-properties style:font-name="Times New Roman" officeooo:paragraph-rsid="002ce834"/>
    </style:style>
    <style:style style:name="P47" style:family="paragraph" style:parent-style-name="Text_20_body" style:list-style-name="L7">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330619" style:font-size-asian="12.25pt" style:font-style-asian="normal" style:font-weight-asian="normal" style:font-size-complex="14pt" style:font-style-complex="normal" style:font-weight-complex="normal"/>
    </style:style>
    <style:style style:name="P48" style:family="paragraph" style:parent-style-name="Text_20_body" style:list-style-name="L7">
      <style:paragraph-properties fo:margin-top="0.529cm" fo:margin-bottom="0cm" loext:contextual-spacing="false" fo:line-height="150%"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0330619" style:font-size-asian="12.25pt" style:font-style-asian="normal" style:font-weight-asian="normal" style:font-size-complex="14pt" style:font-style-complex="normal" style:font-weight-complex="normal"/>
    </style:style>
    <style:style style:name="P49"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1c0a1f" style:font-size-asian="12.25pt" style:font-weight-asian="bold" style:font-size-complex="14pt" style:font-weight-complex="bold"/>
    </style:style>
    <style:style style:name="P50"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weight="bold" officeooo:rsid="00804abf" officeooo:paragraph-rsid="001c0a1f" style:font-size-asian="12.25pt" style:font-weight-asian="bold" style:font-size-complex="14pt" style:font-weight-complex="bold"/>
    </style:style>
    <style:style style:name="P51"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weight="bold" officeooo:rsid="001c0a1f" officeooo:paragraph-rsid="001c0a1f" style:font-size-asian="12.25pt" style:font-weight-asian="bold" style:font-size-complex="14pt" style:font-weight-complex="bold"/>
    </style:style>
    <style:style style:name="P52" style:family="paragraph" style:parent-style-name="Standard" style:list-style-name="L3">
      <style:paragraph-properties fo:line-height="150%" fo:text-align="justify" style:justify-single-word="false"/>
      <style:text-properties fo:color="#000000" style:text-line-through-style="none" style:text-line-through-type="none" style:font-name="Times New Roman" fo:font-size="14pt" fo:font-weight="bold" officeooo:rsid="001fd9d8" officeooo:paragraph-rsid="001fd9d8" style:font-size-asian="12.25pt" style:font-weight-asian="bold" style:font-size-complex="14pt" style:font-weight-complex="bold"/>
    </style:style>
    <style:style style:name="P53" style:family="paragraph" style:parent-style-name="Standard" style:list-style-name="L3">
      <style:paragraph-properties fo:line-height="150%" fo:text-align="justify" style:justify-single-word="false"/>
      <style:text-properties fo:color="#000000" style:text-line-through-style="none" style:text-line-through-type="none" style:font-name="Times New Roman" fo:font-size="14pt" fo:font-style="normal" fo:font-weight="bold" officeooo:rsid="0021b305" officeooo:paragraph-rsid="0021b305" style:font-size-asian="12.25pt" style:font-style-asian="normal" style:font-weight-asian="bold" style:font-size-complex="14pt" style:font-style-complex="normal" style:font-weight-complex="bold"/>
    </style:style>
    <style:style style:name="P54" style:family="paragraph" style:parent-style-name="Standard" style:list-style-name="L2">
      <style:paragraph-properties fo:line-height="150%" fo:text-align="justify" style:justify-single-word="false"/>
      <style:text-properties fo:color="#000000" style:text-line-through-style="none" style:text-line-through-type="none" style:font-name="Times New Roman" fo:font-size="14pt" fo:font-style="normal" fo:font-weight="bold" officeooo:rsid="00247197" officeooo:paragraph-rsid="00247197" style:font-size-asian="12.25pt" style:font-style-asian="normal" style:font-weight-asian="bold" style:font-size-complex="14pt" style:font-style-complex="normal" style:font-weight-complex="bold"/>
    </style:style>
    <style:style style:name="P55"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804abf" officeooo:paragraph-rsid="002b4a19" style:font-size-asian="12.25pt" style:font-style-asian="normal" style:font-weight-asian="bold" style:font-size-complex="14pt" style:font-style-complex="normal" style:font-weight-complex="bold"/>
    </style:style>
    <style:style style:name="P56" style:family="paragraph" style:parent-style-name="Standard" style:list-style-name="L5">
      <style:paragraph-properties fo:line-height="150%" fo:text-align="justify" style:justify-single-word="false"/>
      <style:text-properties fo:color="#000000" style:text-line-through-style="none" style:text-line-through-type="none" style:font-name="Times New Roman" fo:font-size="14pt" fo:font-style="normal" fo:font-weight="bold" officeooo:rsid="002b4a19" officeooo:paragraph-rsid="002b4a19" style:font-size-asian="12.25pt" style:font-style-asian="normal" style:font-weight-asian="bold" style:font-size-complex="14pt" style:font-style-complex="normal" style:font-weight-complex="bold"/>
    </style:style>
    <style:style style:name="P57" style:family="paragraph" style:parent-style-name="Standard" style:list-style-name="L1">
      <style:paragraph-properties fo:line-height="150%" fo:text-align="justify" style:justify-single-word="false"/>
      <style:text-properties fo:color="#000000" style:text-line-through-style="none" style:text-line-through-type="none" style:font-name="Times New Roman" fo:font-size="14pt" fo:font-style="normal" fo:font-weight="bold" officeooo:rsid="00b084ee" officeooo:paragraph-rsid="002b4a19" style:font-size-asian="12.25pt" style:font-style-asian="normal" style:font-weight-asian="bold" style:font-size-complex="14pt" style:font-style-complex="normal" style:font-weight-complex="bold"/>
    </style:style>
    <style:style style:name="P58"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28938d" style:font-size-asian="12.25pt" style:font-style-asian="normal" style:font-weight-asian="normal" style:font-size-complex="14pt" style:font-style-complex="normal" style:font-weight-complex="normal"/>
    </style:style>
    <style:style style:name="P59"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28938d" style:font-size-asian="12.25pt" style:font-style-asian="normal" style:font-weight-asian="normal" style:font-size-complex="14pt" style:font-style-complex="normal" style:font-weight-complex="normal"/>
    </style:style>
    <style:style style:name="P60" style:family="paragraph" style:parent-style-name="Standard" style:list-style-name="L4">
      <style:paragraph-properties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P61" style:family="paragraph" style:parent-style-name="Standard" style:list-style-name="L4">
      <style:paragraph-properties fo:line-height="150%" fo:text-align="justify" style:justify-single-word="false"/>
      <style:text-properties fo:color="#000000" style:text-line-through-style="none" style:text-line-through-type="none" style:font-name="Times New Roman" fo:font-size="14pt" fo:font-style="normal" fo:font-weight="normal" officeooo:rsid="00e88d63" officeooo:paragraph-rsid="0028938d" style:font-size-asian="12.25pt" style:font-style-asian="normal" style:font-weight-asian="normal" style:font-size-complex="14pt" style:font-style-complex="normal" style:font-weight-complex="normal"/>
    </style:style>
    <style:style style:name="T1" style:family="text">
      <style:text-properties officeooo:rsid="001e0ff4"/>
    </style:style>
    <style:style style:name="T2" style:family="text">
      <style:text-properties officeooo:rsid="001b683d"/>
    </style:style>
    <style:style style:name="T3" style:family="text">
      <style:text-properties fo:color="#21409a" officeooo:rsid="001b683d"/>
    </style:style>
    <style:style style:name="T4" style:family="text">
      <style:text-properties officeooo:rsid="00804abf"/>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ad54de" style:font-style-asian="normal" style:font-weight-asian="normal" style:font-style-complex="normal" style:font-weight-complex="normal"/>
    </style:style>
    <style:style style:name="T7" style:family="text">
      <style:text-properties fo:font-style="normal" fo:font-weight="normal" officeooo:rsid="00af97db"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804abf" style:font-style-asian="normal" style:font-style-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normal" officeooo:rsid="00247197"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normal" officeooo:rsid="00458b48"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20" style:family="text">
      <style:text-properties fo:font-variant="normal" fo:text-transform="none" fo:color="#000000" style:text-line-through-style="none" style:text-line-through-type="none" fo:font-size="14pt" fo:letter-spacing="normal" fo:font-style="normal" fo:font-weight="normal" style:font-size-asian="12.25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style:text-line-through-style="none" style:text-line-through-type="none"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28" style:family="text">
      <style:text-properties fo:font-variant="normal" fo:text-transform="none" fo:letter-spacing="normal" fo:font-style="normal" fo:font-weight="normal" officeooo:rsid="00ad54de" style:font-style-asian="normal" style:font-weight-asian="normal" style:font-style-complex="normal" style:font-weight-complex="normal"/>
    </style:style>
    <style:style style:name="T29" style:family="text">
      <style:text-properties fo:font-variant="normal" fo:text-transform="none" style:font-name="Times New Roman"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30" style:family="text">
      <style:text-properties fo:font-variant="normal" fo:text-transform="none" style:font-name="Times New Roman" fo:letter-spacing="normal" fo:font-weight="normal" style:font-weight-asian="normal" style:font-weight-complex="normal"/>
    </style:style>
    <style:style style:name="T31" style:family="text">
      <style:text-properties fo:font-variant="normal" fo:text-transform="none" style:font-name="Times New Roman" fo:letter-spacing="normal" fo:font-style="normal" fo:font-weight="normal" officeooo:rsid="00992893" style:font-style-asian="normal" style:font-weight-asian="normal" style:font-style-complex="normal" style:font-weight-complex="normal"/>
    </style:style>
    <style:style style:name="T32" style:family="text">
      <style:text-properties style:text-line-through-style="none" style:text-line-through-type="none" style:font-name="Times New Roman" fo:font-size="14pt" fo:font-weight="normal" officeooo:rsid="00ad54de" fo:background-color="#ffffff" loext:char-shading-value="0" style:font-size-asian="14pt" style:font-style-asian="normal" style:font-weight-asian="normal" style:font-size-complex="14pt" style:font-style-complex="normal" style:font-weight-complex="normal" loext:padding="0cm" loext:border="none"/>
    </style:style>
    <style:style style:name="T33" style:family="text">
      <style:text-properties style:text-line-through-style="none" style:text-line-through-type="none" style:font-name="Times New Roman" fo:font-size="14pt" fo:font-weight="normal" officeooo:rsid="00ad54de" style:font-size-asian="14pt" style:font-style-asian="normal" style:font-weight-asian="normal" style:font-size-complex="14pt" style:font-style-complex="normal" style:font-weight-complex="normal"/>
    </style:style>
    <style:style style:name="T34" style:family="text">
      <style:text-properties officeooo:rsid="00e7eac6"/>
    </style:style>
    <style:style style:name="T35" style:family="text">
      <style:text-properties officeooo:rsid="00e88d63"/>
    </style:style>
    <style:style style:name="T36" style:family="text">
      <style:text-properties officeooo:rsid="002b4a19"/>
    </style:style>
    <style:style style:name="T37" style:family="text">
      <style:text-properties officeooo:rsid="004b8b69"/>
    </style:style>
    <style:style style:name="T38" style:family="text">
      <style:text-properties officeooo:rsid="004d7ddc"/>
    </style:style>
    <style:style style:name="T39" style:family="text">
      <style:text-properties fo:font-size="11.25pt" fo:font-weight="normal" officeooo:rsid="00ad54de" style:font-style-asian="normal" style:font-weight-asian="normal" style:font-style-complex="normal" style:font-weight-complex="normal"/>
    </style:style>
    <style:style style:name="T40" style:family="text">
      <style:text-properties fo:font-size="14pt" style:font-size-asian="14pt"/>
    </style:style>
    <style:style style:name="T41" style:family="text">
      <style:text-properties fo:font-size="14pt" officeooo:rsid="00516d9e" style:font-size-asian="14pt"/>
    </style:style>
    <style:style style:name="T42" style:family="text">
      <style:text-properties fo:font-size="14pt" fo:font-weight="normal" officeooo:rsid="00ad54de" style:font-size-asian="14pt" style:font-style-asian="normal" style:font-weight-asian="normal"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3"><text:span text:style-name="T3">SUJET :</text:span><text:span text:style-name="T2"> </text:span>Étude et mise en place d’une plateforme de gestion des commandes et réservation des tables en ligne des restaurants  : Cas<text:span text:style-name="T1"> </text:span>restaurants de Dakar.</text:p>
      <text:p text:style-name="P43"/>
      <text:p text:style-name="P35">Partie I : <text:span text:style-name="T4">GÉNÉRALITÉ SUR LA RESTAURATION EN LIGNE</text:span></text:p>
      <text:list xml:id="list54840981" text:style-name="L1">
        <text:list-item>
          <text:list>
            <text:list-header>
              <text:p text:style-name="P49">Introduction générale</text:p>
              <text:p text:style-name="P49"/>
            </text:list-header>
          </text:list>
        </text:list-item>
        <text:list-item>
          <text:p text:style-name="P50">Généralité</text:p>
        </text:list-item>
      </text:list>
      <text:list xml:id="list4034467239" text:style-name="L2">
        <text:list-item>
          <text:p text:style-name="P51">D<text:span text:style-name="T9">éfinition et importance de la restauration en ligne</text:span></text:p>
        </text:list-item>
      </text:list>
      <text:list xml:id="list3788529262" text:style-name="L3">
        <text:list-item>
          <text:p text:style-name="P52"><text:span text:style-name="T9">D</text:span><text:span text:style-name="T8">éfinition de la restauration en ligne</text:span></text:p>
        </text:list-item>
      </text:list>
      <text:p text:style-name="P26"><text:span text:style-name="T21">La restauration en ligne est un ensemble de </text:span><text:span text:style-name="T22"><text:s/></text:span><text:span text:style-name="T21">services </text:span><text:span text:style-name="T23">(commandes de nourritures ou réservation de table)</text:span><text:span text:style-name="T21"> fournis via le site Web ou l'application mobile du restaurant, ou via le site Web ou l'application d'un multi-restaurant. Un client peut choisir de faire </text:span><text:span text:style-name="T23">livrer </text:span><text:span text:style-name="T21">la nourriture ou de la prendre en charge</text:span><text:span text:style-name="T24">. </text:span><text:span text:style-name="T25">Ainsi , l’alliance entre le secteur de l’alimentation et de la restauration est appelé foodtech.</text:span></text:p>
      <text:p text:style-name="P27"><text:span text:style-name="T5"><text:tab/>L</text:span><text:span text:style-name="T7">a FoodTech</text:span><text:span text:style-name="T6"> </text:span><text:span text:style-name="T28">C’est un anglicisme qui fait référence à une startup alliant la technologie — plus précisément le numérique — et le domaine de l’alimentation, sa production et sa distribution.</text:span></text:p>
      <text:list xml:id="list163130305798002" text:continue-numbering="true" text:style-name="L3">
        <text:list-item>
          <text:p text:style-name="P53">Importance de la restauration en ligne</text:p>
        </text:list-item>
      </text:list>
      <text:p text:style-name="P40"/>
      <text:p text:style-name="P6"><text:span text:style-name="T39"><text:tab/></text:span><text:span text:style-name="T42">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text:span></text:p>
      <text:p text:style-name="P8"/>
      <text:p text:style-name="P8"/>
      <text:p text:style-name="P8"><text:soft-page-break/></text:p>
      <text:p text:style-name="P2"><text:span text:style-name="Strong_20_Emphasis"><text:span text:style-name="T32"><text:tab/>Selon les statistiques, 8 personnes sur 10 recherchent un restaurant sur internet</text:span></text:span><text:span text:style-name="T33">, si vous n’avez aucune présence sur le </text:span><text:span text:style-name="Strong_20_Emphasis"><text:span text:style-name="T32">web</text:span></text:span><text:span text:style-name="T33">, vous ne ressortirez pas dans leur recherche alors, vous perdez donc des clients potentiels sans même le savoir. </text:span></text:p>
      <text:p text:style-name="P1"><text:tab/><text:span text:style-name="T41">Aujourd’hui</text:span><text:span text:style-name="T40">,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span></text:p>
      <text:p text:style-name="P8"><text:tab/>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text:p>
      <text:p text:style-name="P7"/>
      <text:list xml:id="list163129894644758" text:continue-list="list4034467239" text:style-name="L2">
        <text:list-item>
          <text:p text:style-name="P54">La restauration en ligne Sénégal</text:p>
        </text:list-item>
      </text:list>
      <text:p text:style-name="P41"/>
      <text:p text:style-name="P4"><text:span text:style-name="Strong_20_Emphasis"><text:span text:style-name="T29"><text:tab/>Hellofood</text:span></text:span><text:span text:style-name="Strong_20_Emphasis"><text:span text:style-name="T30">, leader de la livraison de repas en ligne en Afrique, a publié une infographie soulignant l’impact de l’émergence du mobile sur les habitudes d’achat des consommateurs africains </text:span></text:span><text:bookmark text:name="more-2893"/><text:span text:style-name="Strong_20_Emphasis"><text:span text:style-name="T30">– et plus particulièrement sur la commande de repas en ligne. </text:span></text:span></text:p>
      <text:p text:style-name="P9"><text:tab/>En 2014, hellofood a observé une croissance des taux de commandes sur mobile de plus de 50% sur tout le continent Africain, soutenue par les prix de plus en plus abordables des smartphones (autour de 20 000 franc CFA).</text:p>
      <text:p text:style-name="P11"><text:tab/>Les précédentes études sur les usages du mobile en Afrique ont montré que la plupart des nouveaux consommateurs connectés utilisent leur smartphone pour écouter de la musique et interagir avec leur famille ou leurs amis sur les réseaux</text:p>
      <text:p text:style-name="P11"><text:soft-page-break/></text:p>
      <text:p text:style-name="P11"><text:s/>sociaux (facebook). Naviguer sur le web et prendre des photos ont aussi été cités parmi les usages les plus courants.</text:p>
      <text:p text:style-name="P9"><text:tab/>En revanche, les utilisateurs semblent toujours aussi sceptiques quand il s’agit du paiement et des activités bancaires sur mobile.</text:p>
      <text:p text:style-name="P10"><text:tab/>Cette méfiance a aussi été observée par <text:span text:style-name="T38">hellofood</text:span>, première plateforme de commande et de livraison de repas en ligne en Afrique. Cependant, hellofood a enregistré la même quantité de commandes sur mobile et sur ordinateur en 2014, <text:span text:style-name="T37">chacun représentant 50 % du total des commandes sur la plateforme</text:span>. Le taux de commande sur mobile évolue à mesure que les usages du téléphone mobile progressent et devraient ainsi bientôt dépasser la quantité des commandes traditionnelles, passées sur ordinateur.</text:p>
      <text:p text:style-name="P12"><text:span text:style-name="T10"><text:tab/>Certains pays africains sont déjà </text:span><text:span text:style-name="Emphasis"><text:span text:style-name="T10">premier dans le domaine du m</text:span></text:span><text:span text:style-name="Emphasis"><text:span text:style-name="T11">o</text:span></text:span><text:span text:style-name="Emphasis"><text:span text:style-name="T10">bile</text:span></text:span><text:span text:style-name="T10">,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text:span></text:p>
      <text:p text:style-name="P12"><text:span text:style-name="T12"><text:tab/>Évaluée</text:span><text:span text:style-name="T10"> par une étude de la Banque Mondiale, le commerce en ligne constitue et représente moins de </text:span><text:span text:style-name="Strong_20_Emphasis"><text:span text:style-name="T10">10% de l’économie sénégalaise au cours de ces deux dernières années. </text:span></text:span><text:span text:style-name="T13">D’après certains indicateurs, ils seraient près de </text:span><text:span text:style-name="Strong_20_Emphasis"><text:span text:style-name="T13">1 millions de sénégalais à avoir effectué des achats en ligne depuis le début l’année 2015</text:span></text:span><text:span text:style-name="T13">.</text:span></text:p>
      <text:list xml:id="list163129848661720" text:continue-numbering="true" text:style-name="L2">
        <text:list-item>
          <text:p text:style-name="P54">Objectifs de l’application de la restauration en ligne</text:p>
        </text:list-item>
      </text:list>
      <text:p text:style-name="P41"/>
      <text:list xml:id="list2527898219" text:style-name="L4">
        <text:list-item>
          <text:p text:style-name="P58">Utiliser l’Internet pour vulgariser, à travers <text:span text:style-name="T34">Dakar</text:span> nos <text:span text:style-name="T34">plats</text:span> disponibles dans <text:span text:style-name="T34">les différents restaurants.</text:span></text:p>
        </text:list-item>
        <text:list-item>
          <text:p text:style-name="P59">Augmenter le chiffre d’affaire d’au moins 30% des restaurants.</text:p>
        </text:list-item>
        <text:list-item>
          <text:p text:style-name="P59">Faciliter les commandes dans les restaurants en quelques cliques.</text:p>
        </text:list-item>
        <text:list-item>
          <text:p text:style-name="P59">Améliorer le service <text:span text:style-name="T35">clientèle.</text:span></text:p>
        </text:list-item>
      </text:list>
      <text:p text:style-name="P36"><text:soft-page-break/></text:p>
      <text:p text:style-name="P36"/>
      <text:list xml:id="list163128956315006" text:continue-numbering="true" text:style-name="L4">
        <text:list-item>
          <text:p text:style-name="P60">Faire un bon marketing pour les restaurants.</text:p>
        </text:list-item>
        <text:list-item>
          <text:p text:style-name="P61">Etc. </text:p>
        </text:list-item>
      </text:list>
      <text:p text:style-name="P37"/>
      <text:list xml:id="list163129072712572" text:continue-list="list54840981" text:style-name="L1">
        <text:list-item>
          <text:p text:style-name="P55">Approche méthodologique</text:p>
        </text:list-item>
      </text:list>
      <text:list xml:id="list602759622" text:style-name="L5">
        <text:list-item>
          <text:p text:style-name="P56">Avantages de la restauration en ligne</text:p>
        </text:list-item>
      </text:list>
      <text:p text:style-name="P39"/>
      <text:p text:style-name="P3"><text:span text:style-name="T14"><text:tab/>Le marché de la distribution alimentaire évolue à un rythme accéléré. Et en tant que restaurateur, être en ligne est la </text:span><text:span text:style-name="T17">voie à suivre</text:span><text:span text:style-name="T14"> pour </text:span><text:span text:style-name="Strong_20_Emphasis"><text:span text:style-name="T14">élargir votre clientèle actuelle et augmenter votre flux de revenus.</text:span></text:span></text:p>
      <text:p text:style-name="P5"><text:span text:style-name="Strong_20_Emphasis"><text:span text:style-name="T31"><text:tab/>Avoir une présence en ligne vous rend «scintillant» visible aux clients qui n'auraient jamais vu une annonce ou entendu parler de votre entreprise et qui ne viendraient probablement jamais frapper à la porte de votre restaurant. Alors va votre circulation piétonnière.</text:span></text:span></text:p>
      <text:p text:style-name="P14"><text:span text:style-name="T16"><text:tab/></text:span><text:span text:style-name="T14">Toutefois, créer une présence en ligne revient à taper du pied de nez sur vos clients et à leur raconter tout ce qu’il faut sur votre grand restaurant. Et lorsque vous ajoutez au tableau une fonctionnalité </text:span><text:span text:style-name="Strong_20_Emphasis"><text:span text:style-name="T14">facile à utiliser</text:span></text:span><text:span text:style-name="T14"> , telle qu'un </text:span><text:span text:style-name="Strong_20_Emphasis"><text:span text:style-name="T14">système de commande en ligne convivial pour les restaurants</text:span></text:span><text:span text:style-name="T14"> , vous augmentez considérablement vos chances d'augmenter les ventes et d' </text:span><text:span text:style-name="Strong_20_Emphasis"><text:span text:style-name="T14">accroître votre marge bénéficiaire</text:span></text:span><text:span text:style-name="T14"> .</text:span></text:p>
      <text:p text:style-name="P14"><text:span text:style-name="T14"><text:tab/>Les restaurateurs du monde entier qui cherchent à conquérir de nouveaux clients ont déjà pris part à la tendance des livraisons en ligne. Les gens sont passés de la commande hors ligne à la commande en ligne parce que cela est </text:span><text:span text:style-name="Strong_20_Emphasis"><text:span text:style-name="T14">facile, pratique</text:span></text:span><text:span text:style-name="T14"> et </text:span><text:span text:style-name="Strong_20_Emphasis"><text:span text:style-name="T14">totalement transparent</text:span></text:span><text:span text:style-name="T14"> . Ils peuvent enfin dire au revoir à l'agitation générée par les anciennes méthodes de commande de nourriture.</text:span></text:p>
      <text:p text:style-name="P15"><text:tab/>Les avantages du système de commande en ligne sont donc multiples. Peu importe votre qualité, les commandes hors ligne ont des limites qui n'existent pas en ligne. </text:p>
      <text:p text:style-name="P15"/>
      <text:p text:style-name="P15"><text:soft-page-break/></text:p>
      <text:p text:style-name="P15">Voici quelques exemples:</text:p>
      <text:list xml:id="list2747741523" text:style-name="L6">
        <text:list-item>
          <text:p text:style-name="P45"><text:span text:style-name="T26">P</text:span><text:span text:style-name="T20">as de </text:span><text:span text:style-name="T26">malentendus et pas de frustrations</text:span></text:p>
        </text:list-item>
      </text:list>
      <text:p text:style-name="P31"><text:tab/>L'un des plus gros problèmes des conversations téléphoniques est que les malentendus peuvent se produire assez facilement.</text:p>
      <text:p text:style-name="P20"><text:tab/>Habituellement, à cause du bruit, que ce soit au restaurant ou à l’autre bout de la ligne, il suffit d’une simple erreur pour compromettre une commande et frustrer un client.</text:p>
      <text:p text:style-name="P18"><text:span text:style-name="T14"><text:tab/>Avec la commande en ligne, toutes les préférences sont spécifiées </text:span><text:span text:style-name="T17">directement par le client </text:span><text:span text:style-name="T14">, il n'y a donc </text:span><text:span text:style-name="Strong_20_Emphasis"><text:span text:style-name="T14">pas de place pour des confusions ou des malentendus.</text:span></text:span></text:p>
      <text:list xml:id="list163129019901380" text:continue-numbering="true" text:style-name="L6">
        <text:list-item>
          <text:p text:style-name="P46"><text:span text:style-name="T26">L</text:span><text:span text:style-name="T27">a </text:span><text:span text:style-name="T20">commande de nourriture en ligne est ouverte 24/7</text:span></text:p>
        </text:list-item>
      </text:list>
      <text:p text:style-name="P28"><text:span text:style-name="Strong_20_Emphasis"><text:span text:style-name="T14"><text:tab/>Votre restaurant ne sera peut-être pas ouvert 24h / 24, mais votre système de commande en ligne l'est sûrement. Et cela peut vous aider à gagner de l'argent même pendant que vous dormez.</text:span></text:span></text:p>
      <text:p text:style-name="P29"><text:span text:style-name="Strong_20_Emphasis"><text:span text:style-name="T14"><text:tab/>En utilisant un système de commande de nourriture en ligne, vous donnez à vos clients la possibilité de passer les commandes quand cela leur convient le mieux . Même si cela se produit en dehors de vos heures de travail.</text:span></text:span></text:p>
      <text:p text:style-name="P29"><text:span text:style-name="Strong_20_Emphasis"><text:span text:style-name="T14"><text:tab/>Et cela peut aider à réduire considérablement la taille de votre commande . Parce qu'ils peuvent facilement choisir de programmer une heure de ramassage ou de livraison préférée dans votre temps de travail.</text:span></text:span></text:p>
      <text:p text:style-name="P16"><text:span text:style-name="Strong_20_Emphasis"><text:span text:style-name="T14">Et donc, quand vous ouvrez, vous avez déjà une liste de choses à faire pour examiner et commencer à agir.</text:span></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oft-page-break/><text:span text:style-name="Strong_20_Emphasis"><text:span text:style-name="T14"/></text:span></text:p>
      <text:list xml:id="list163130200087102" text:continue-numbering="true" text:style-name="L6">
        <text:list-item>
          <text:p text:style-name="P46"><text:span text:style-name="T27">Un </text:span><text:span text:style-name="T20">menu en ligne est plus simple à gérer</text:span></text:p>
        </text:list-item>
      </text:list>
      <text:p text:style-name="P30"><text:tab/>Il est beaucoup plus facile et considérablement moins cher (ou même gratuit) de créer et de maintenir un menu de qualité qui incitera vos clients à commander chez vous à chaque fois qu'ils le verront.</text:p>
      <text:p text:style-name="P17"><text:span text:style-name="T10">Non seulement vous vous débarrassez du fardeau de l’impression et vous libérez des frais d’impression, mais vous bénéficiez également d’une grande </text:span><text:span text:style-name="Strong_20_Emphasis"><text:span text:style-name="T10">souplesse</text:span></text:span><text:span text:style-name="T10"> pour changer de menu à tout moment.</text:span></text:p>
      <text:p text:style-name="P30"><text:tab/>De plus, avec un excellent menu en ligne et un client configurant lui-même sa commande en ligne, il se produit des ventes supplémentaires. :)</text:p>
      <text:p text:style-name="P19">Cela signifie que s'ils voient la page des desserts, ils l'ajouteront également à leur commande, à côté de leur plat principal préféré.</text:p>
      <text:p text:style-name="P17"><text:span text:style-name="T10">Selon NPR </text:span><text:span text:style-name="T15">(National Public Radio)</text:span><text:span text:style-name="T10">, les clients en ligne ont tendance à dépenser en moyenne </text:span><text:span text:style-name="Strong_20_Emphasis"><text:span text:style-name="T10">4% plus d'argent</text:span></text:span><text:span text:style-name="T10"> .</text:span></text:p>
      <text:list xml:id="list163128679199266" text:continue-numbering="true" text:style-name="L6">
        <text:list-item>
          <text:p text:style-name="P46"><text:span text:style-name="T27">M</text:span><text:span text:style-name="T20">oins de tracas pour vous</text:span></text:p>
        </text:list-item>
      </text:list>
      <text:p text:style-name="P32"><text:span text:style-name="T10"><text:tab/>Les clients peuvent commander très rapidement ou peuvent prendre beaucoup de temps à se décider. Ce n'est plus un problème pour vous. En passant de la commande hors ligne à la commande en ligne, vous évitez les </text:span><text:span text:style-name="Strong_20_Emphasis"><text:span text:style-name="T10">tracas liés au traitement des clients indécis</text:span></text:span><text:span text:style-name="T10"> et au temps perdu par le personnel. </text:span><text:span text:style-name="Strong_20_Emphasis"><text:span text:style-name="T10">Et cela signifie des économies importantes pour </text:span></text:span><text:span text:style-name="Strong_20_Emphasis"><text:span text:style-name="T19">VOUS</text:span></text:span><text:span text:style-name="Strong_20_Emphasis"><text:span text:style-name="T10">.</text:span></text:span></text:p>
      <text:p text:style-name="P21"><text:span text:style-name="T10"><text:tab/>Et si vous le faites comme un pro, vous pouvez même éliminer les appels de suivi. Avec un système de commande comme le </text:span><text:a xlink:type="simple" xlink:href="https://www.gloriafood.com/" office:target-frame-name="_blank" xlink:show="new" text:style-name="Internet_20_link" text:visited-style-name="Visited_20_Internet_20_Link"><text:span text:style-name="T18">nôtre</text:span></text:a><text:span text:style-name="T10"> , la confirmation de commande est reçue par le client en </text:span><text:span text:style-name="Strong_20_Emphasis"><text:span text:style-name="T10">temps réel</text:span></text:span><text:span text:style-name="T10"> .</text:span></text:p>
      <text:p text:style-name="P22">Vous n'avez donc aucune raison de perdre votre temps à les rappeler pour confirmer leur commande.</text:p>
      <text:p text:style-name="P22"/>
      <text:p text:style-name="P22"/>
      <text:p text:style-name="P22"/>
      <text:p text:style-name="P22"><text:soft-page-break/></text:p>
      <text:p text:style-name="P22"/>
      <text:list xml:id="list163130243543918" text:continue-list="list602759622" text:style-name="L5">
        <text:list-item>
          <text:p text:style-name="P56">Différentes formes de la restauration en ligne</text:p>
        </text:list-item>
      </text:list>
      <text:p text:style-name="P13"><text:tab/>En tant que restaurateur, vous avez probablement déjà rencontré deux types de systèmes de commande en ligne. Ce sont des systèmes de marché et des systèmes de libre service.</text:p>
      <text:p text:style-name="P13"><text:tab/>Bien qu'ils fassent fondamentalement les mêmes choses, le modèle commercial à l'origine de ces services a un impact considérable sur les performances de vos commandes en ligne.</text:p>
      <text:list xml:id="list3696474731" text:style-name="L7">
        <text:list-item>
          <text:p text:style-name="P47">Systèmes de commande en ligne marché</text:p>
        </text:list-item>
      </text:list>
      <text:p text:style-name="P33"><text:tab/>C'est là que la grande majorité des restaurateurs commencent. Les systèmes de commande du marché sont ceux comme Deliveroo, EatNow, Menulog, Uber Eats, Foodpanda, etc. Vous pouvez considérer ces plateformes comme celles d'eBay et Etsy.</text:p>
      <text:p text:style-name="P33"><text:tab/>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25"><text:tab/>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 peut avoir un impact considérable sur vos résultats financiers.</text:p>
      <text:p text:style-name="P25"><text:tab/></text:p>
      <text:p text:style-name="P24"><text:soft-page-break/></text:p>
      <text:p text:style-name="P24"><text:tab/>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23"><text:tab/>La situation inverse peut aussi être vraie lorsque vos clients habituels commencent à commander en ligne via ces sites, à partir desquels vous perdez une grande partie de vos ventes habituelles. C'est pourquoi il est important que vous utilisiez les systèmes de commande du marché en conjonction avec les systèmes de commande en ligne en libre service.</text:p>
      <text:list xml:id="list163129406443176" text:continue-numbering="true" text:style-name="L7">
        <text:list-item>
          <text:p text:style-name="P48">Systèmes de commande en ligne en libre service</text:p>
        </text:list-item>
      </text:list>
      <text:p text:style-name="P34"><text:tab/>La montée en puissance du système de commande en ligne en libre-service est due à son prix nettement moins cher par rapport aux systèmes du marché. Généralement, ces systèmes facturent un coût mensuel fixe et / ou des frais d'installation. Cependant, cela revient beaucoup moins cher que de payer un % de chaque commande.</text:p>
      <text:p text:style-name="P34"><text:tab/>Ces systèmes vous permettent essentiellement de créer votre propre système de commande en ligne. Vous pouvez les comparer à des solutions de commerce électronique telles que Shopify et Bigcommerce.</text:p>
      <text:p text:style-name="P23"><text:tab/>Outre le faible coût, l’autre avantage de ces systèmes est qu’ils permettent généralement un degré de personnalisation plus élevé et une multitude de fonctionnalités supplémentaires.</text:p>
      <text:p text:style-name="P23"><text:tab/>Si vous envisagez d’adopter des commandes en ligne, il est absolument essentiel que vous utilisiez d’abord un système de commande en ligne en libre-service, puis que vous utilisiez les systèmes du marché.</text:p>
      <text:p text:style-name="P23"><text:soft-page-break/></text:p>
      <text:p text:style-name="P23"/>
      <text:list xml:id="list163129048149330" text:continue-list="list163130243543918" text:style-name="L5">
        <text:list-item>
          <text:p text:style-name="P56">Choix de l’application de la restauration en ligne </text:p>
        </text:list-item>
      </text:list>
      <text:p text:style-name="P44"><text:bookmark text:name="docs-internal-guid-9628c60d-7fff-9109-273c-2a9e89cfb860"/><text:tab/><text:span text:style-name="T40">L’utilisation de l’internet au Sénégal est en pleine expansion. Selon l’ARTP, environ 9,6 millions de sénégalais utilisent internet dont 88,6% via mobile. Ainsi, il est donc avantageux d’utiliser l’internet pour avoir un restaurant ayant le maximum de clients, d'où la nécessité d’avoir un système de commande en ligne. C’est pourquoi nous avons pensé à système qui regroupe le plus des restaurants à Dakar ou les utilisateurs pourront faire leur choix et passer leur commandes. Ce système sera bénéfique pour les restaurateurs tout comme pour les clients.</text:span></text:p>
      <text:p text:style-name="P38"/>
      <text:p text:style-name="P39"/>
      <text:p text:style-name="P39"/>
      <text:list xml:id="list163129551629989" text:continue-list="list163129072712572" text:style-name="L1">
        <text:list-item>
          <text:list>
            <text:list-header>
              <text:p text:style-name="P57"><text:span text:style-name="T36">Conclusion</text:span> général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format="I">
        <style:list-level-properties text:list-level-position-and-space-mode="label-alignment">
          <style:list-level-label-alignment text:label-followed-by="listtab"/>
        </style:list-level-properties>
      </text:outline-level-style>
      <text:outline-level-style text:level="2" style:num-prefix=" " style:num-format="I">
        <style:list-level-properties text:list-level-position-and-space-mode="label-alignment">
          <style:list-level-label-alignment text:label-followed-by="listtab"/>
        </style:list-level-properties>
      </text:outline-level-style>
      <text:outline-level-style text:level="3" style:num-prefix=" " style:num-format="I">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09:50:52.387946436</meta:creation-date>
    <meta:generator>LibreOffice/6.0.7.3$Linux_X86_64 LibreOffice_project/00m0$Build-3</meta:generator>
    <dc:date>2019-10-16T10:44:45.511570103</dc:date>
    <meta:editing-duration>PT22H6M46S</meta:editing-duration>
    <meta:editing-cycles>70</meta:editing-cycles>
    <meta:document-statistic meta:table-count="0" meta:image-count="0" meta:object-count="0" meta:page-count="9" meta:paragraph-count="74" meta:word-count="2123" meta:character-count="13129" meta:non-whitespace-character-count="11050"/>
  </office:meta>
</office:document-meta>
</file>